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nnectInstrumen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ConnectInstrument</text:h>
                    <text:list>
                        <text:list-item>
                            <text:h text:style-name="Heading_20_2" text:outline-level="2">Description</text:h>
                        </text:list-item>
                    </text:list>
                </text:list-item>
            </text:list>

            <text:p text:style-name="Standard"><text:span>Initiates asynchronous connection to the instrument, i.e. the Action will not wait for us to disconnect from the instrument before exiting to </text:span><text:span text:style-name="backtick">seqout</text:span><text:span>, but exits immediately. We can check whether we are connected or not with </text:span><text:span text:style-name="backtick">instrument_variable.isConnected</text:span><text:span>. For example we can monitor this expression within the </text:span><text:span text:style-name="T1">Watch</text:span><text:span> Action in order to catch the moment when connection to the instrument occurred to start sending SCPI commands.</text:span></text:p><text:p text:style-name="Standard"/>

            
                <text:list xml:id="list_ConnectInstrument2" text:continue-numbering="true" text:continue-list="list_ConnectInstrume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nnectInstrument5"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text:span>Instrument object to connect to.</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nnectInstrument6" text:continue-numbering="true" text:continue-list="list_ConnectInstrument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nnectInstrument7" text:continue-numbering="true" text:continue-list="list_ConnectInstrument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ConnectInstrument8" text:continue-numbering="true" text:continue-list="list_ConnectInstrument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ConnectInstrument9" text:continue-numbering="true" text:continue-list="list_ConnectInstrument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nnectInstrument10" text:continue-numbering="true" text:continue-list="list_ConnectInstrumen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ConnectInstrument3" text:continue-numbering="true" text:continue-list="list_ConnectInstrument2" text:style-name="Outline">
                    <text:list-item>
                        <text:list>
                            <text:list-item>
                                <text:h text:style-name="Heading_20_2" text:outline-level="2">Inputs</text:h>
                            </text:list-item>
                        </text:list>
                    </text:list-item>
                </text:list>

                
                            <text:list xml:id="list_ConnectInstrument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p text:style-name="Standard"/>

            
                <text:list xml:id="list_ConnectInstrument4" text:continue-numbering="true" text:continue-list="list_ConnectInstrument3" text:style-name="Outline">
                    <text:list-item>
                        <text:list>
                            <text:list-item>
                                <text:h text:style-name="Heading_20_2" text:outline-level="2">Outputs</text:h>
                            </text:list-item>
                        </text:list>
                    </text:list-item>
                </text:list>

                
                            <text:list xml:id="list_ConnectInstrument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